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035in" fo:margin-left="0.0014in" fo:margin-top="0in" fo:margin-bottom="0in" table:align="left" style:writing-mode="lr-tb"/>
    </style:style>
    <style:style style:name="Table1.A" style:family="table-column">
      <style:table-column-properties style:column-width="0.9819in"/>
    </style:style>
    <style:style style:name="Table1.B" style:family="table-column">
      <style:table-column-properties style:column-width="0.7889in"/>
    </style:style>
    <style:style style:name="Table1.C" style:family="table-column">
      <style:table-column-properties style:column-width="0.3347in"/>
    </style:style>
    <style:style style:name="Table1.D" style:family="table-column">
      <style:table-column-properties style:column-width="0.2007in"/>
    </style:style>
    <style:style style:name="Table1.E" style:family="table-column">
      <style:table-column-properties style:column-width="0.2014in"/>
    </style:style>
    <style:style style:name="Table1.J" style:family="table-column">
      <style:table-column-properties style:column-width="0.1931in"/>
    </style:style>
    <style:style style:name="Table1.R" style:family="table-column">
      <style:table-column-properties style:column-width="0.1938in"/>
    </style:style>
    <style:style style:name="Table1.1" style:family="table-row">
      <style:table-row-properties style:min-row-height="0.3424in" fo:keep-together="auto"/>
    </style:style>
    <style:style style:name="Table1.A1" style:family="table-cell">
      <style:table-cell-properties fo:background-color="#83caff" fo:padding-left="0.075in" fo:padding-right="0.075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#83caff" fo:padding-left="0.075in" fo:padding-right="0.075in" fo:padding-top="0in" fo:padding-bottom="0in" fo:border="0.05pt solid #000000">
        <style:background-image/>
      </style:table-cell-properties>
    </style:style>
    <style:style style:name="Table1.2" style:family="table-row">
      <style:table-row-properties style:min-row-height="0.1611in" fo:keep-together="auto"/>
    </style:style>
    <style:style style:name="Table1.A2" style:family="table-cell">
      <style:table-cell-properties fo:background-color="#ffff00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dd4814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cfe7f5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q3" style:family="table-cell">
      <style:table-cell-properties fo:background-color="transparent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1.D4" style:family="table-cell">
      <style:table-cell-properties fo:background-color="#008000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q29" style:family="table-cell">
      <style:table-cell-properties fo:background-color="#dd4814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5c5f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05c5fe" style:font-size-asian="7pt" style:font-name-complex="Arial" style:font-size-complex="7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079422" style:font-size-asian="7pt" style:font-name-complex="Arial" style:font-size-complex="7pt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07e78b" style:font-size-asian="7pt" style:font-name-complex="Arial" style:font-size-complex="7pt"/>
    </style:style>
    <style:style style:name="P5" style:family="paragraph" style:parent-style-name="Standard">
      <style:text-properties style:use-window-font-color="true" style:font-name="Ubuntu" fo:font-size="7pt" officeooo:paragraph-rsid="0005c5fe" style:font-size-asian="7pt" style:font-name-complex="Arial" style:font-size-complex="7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" fo:font-size="7pt" officeooo:paragraph-rsid="0005c5fe" style:font-size-asian="7pt" style:font-name-complex="Arial" style:font-size-complex="7pt"/>
    </style:style>
    <style:style style:name="P7" style:family="paragraph" style:parent-style-name="Standard">
      <style:text-properties style:use-window-font-color="true" style:font-name="Ubuntu" fo:font-size="7pt" officeooo:paragraph-rsid="00079422" style:font-size-asian="7pt" style:font-name-complex="Arial" style:font-size-complex="7pt"/>
    </style:style>
    <style:style style:name="P8" style:family="paragraph" style:parent-style-name="Standard">
      <style:text-properties style:use-window-font-color="true" style:font-name="Ubuntu" fo:font-size="7pt" officeooo:rsid="00079422" officeooo:paragraph-rsid="00079422" style:font-size-asian="7pt" style:font-name-complex="Arial" style:font-size-complex="7pt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79422" officeooo:paragraph-rsid="00079422" style:font-size-asian="7pt" style:font-name-complex="Arial" style:font-size-complex="7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95c2d" officeooo:paragraph-rsid="00095c2d" style:font-size-asian="7pt" style:font-name-complex="Arial" style:font-size-complex="7pt"/>
    </style:style>
    <style:style style:name="P11" style:family="paragraph" style:parent-style-name="Standard">
      <style:text-properties style:use-window-font-color="true" style:font-name="Ubuntu" fo:font-size="7pt" officeooo:rsid="00095c2d" officeooo:paragraph-rsid="00095c2d" style:font-size-asian="7pt" style:font-name-complex="Arial" style:font-size-complex="7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" fo:font-size="7pt" officeooo:rsid="00095c2d" officeooo:paragraph-rsid="00095c2d" style:font-size-asian="7pt" style:font-name-complex="Arial" style:font-size-complex="7pt"/>
    </style:style>
    <style:style style:name="P13" style:family="paragraph" style:parent-style-name="Standard">
      <style:text-properties style:use-window-font-color="true" style:font-name="Ubuntu" fo:font-size="7pt" officeooo:rsid="0007e78b" officeooo:paragraph-rsid="0007e78b" style:font-size-asian="7pt" style:font-name-complex="Arial" style:font-size-complex="7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b39dc" officeooo:paragraph-rsid="000b39dc" style:font-size-asian="7pt" style:font-name-complex="Arial" style:font-size-complex="7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b39dc" officeooo:paragraph-rsid="00095c2d" style:font-size-asian="7pt" style:font-name-complex="Arial" style:font-size-complex="7pt"/>
    </style:style>
    <style:style style:name="P16" style:family="paragraph" style:parent-style-name="Standard">
      <style:text-properties style:use-window-font-color="true" style:font-name="Ubuntu" fo:font-size="7pt" officeooo:rsid="000b39dc" officeooo:paragraph-rsid="000b39dc" style:font-size-asian="7pt" style:font-name-complex="Arial" style:font-size-complex="7pt"/>
    </style:style>
    <style:style style:name="P17" style:family="paragraph" style:parent-style-name="Standard">
      <style:text-properties style:use-window-font-color="true" style:font-name="Ubuntu" fo:font-size="7pt" officeooo:rsid="000c1e23" officeooo:paragraph-rsid="0005c5fe" style:font-size-asian="7pt" style:font-name-complex="Arial" style:font-size-complex="7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05c5fe" style:font-size-asian="7pt" style:font-size-complex="7pt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Ubuntu" fo:font-size="7pt" fo:font-weight="bold" officeooo:paragraph-rsid="0005c5fe" style:font-size-asian="7pt" style:font-weight-asian="bold" style:font-name-complex="Arial" style:font-size-complex="7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Ubuntu" fo:font-size="7pt" fo:font-weight="bold" officeooo:paragraph-rsid="0005c5fe" style:font-size-asian="7pt" style:font-weight-asian="bold" style:font-name-complex="Arial" style:font-size-complex="7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Ubuntu" fo:font-size="7pt" fo:font-weight="bold" officeooo:rsid="0005c5fe" officeooo:paragraph-rsid="0005c5fe" style:font-size-asian="7pt" style:font-weight-asian="bold" style:font-name-complex="Arial" style:font-size-complex="7pt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Ubuntu" fo:font-size="7pt" officeooo:paragraph-rsid="0005c5fe" style:font-size-asian="7pt" style:font-name-complex="Arial" style:font-size-complex="7pt"/>
    </style:style>
    <style:style style:name="P23" style:family="paragraph" style:parent-style-name="Standard">
      <style:text-properties style:use-window-font-color="true" style:font-name="Ubuntu" fo:font-size="7pt" officeooo:rsid="00079422" officeooo:paragraph-rsid="00178e98" style:font-size-asian="7pt" style:font-name-complex="Arial" style:font-size-complex="7pt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79422" officeooo:paragraph-rsid="001f21a4" style:font-size-asian="7pt" style:font-name-complex="Arial" style:font-size-complex="7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95c2d" officeooo:paragraph-rsid="001f21a4" style:font-size-asian="7pt" style:font-name-complex="Arial" style:font-size-complex="7pt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b39dc" officeooo:paragraph-rsid="001f21a4" style:font-size-asian="7pt" style:font-name-complex="Arial" style:font-size-complex="7pt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b39dc" officeooo:paragraph-rsid="000b39dc" style:font-size-asian="7pt" style:font-name-complex="Arial" style:font-size-complex="7pt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1f21a4" style:font-size-asian="7pt" style:font-name-complex="Arial" style:font-size-complex="7pt"/>
    </style:style>
    <style:style style:name="P29" style:family="paragraph" style:parent-style-name="Standard">
      <style:text-properties style:use-window-font-color="true" style:font-name="Ubuntu" fo:font-size="7pt" officeooo:paragraph-rsid="0005c5fe" fo:background-color="#dd4814" style:font-size-asian="7pt" style:font-name-complex="Arial" style:font-size-complex="7pt"/>
    </style:style>
    <style:style style:name="P30" style:family="paragraph" style:parent-style-name="Standard">
      <style:text-properties style:use-window-font-color="true" style:font-name="Ubuntu" fo:font-size="7pt" officeooo:paragraph-rsid="0005c5fe" fo:background-color="#008000" style:font-size-asian="7pt" style:font-name-complex="Arial" style:font-size-complex="7pt"/>
    </style:style>
    <style:style style:name="P31" style:family="paragraph" style:parent-style-name="Standard">
      <style:text-properties style:use-window-font-color="true" style:font-name="Ubuntu" fo:font-size="7pt" officeooo:paragraph-rsid="0005c5fe" fo:background-color="#cfe7f5" style:font-size-asian="7pt" style:font-name-complex="Arial" style:font-size-complex="7pt"/>
    </style:style>
    <style:style style:name="P32" style:family="paragraph" style:parent-style-name="Table_20_Contents">
      <style:text-properties style:use-window-font-color="true" style:font-name="Ubuntu" fo:font-size="7pt" fo:font-weight="normal" officeooo:rsid="004b5a60" officeooo:paragraph-rsid="00178e98" style:font-size-asian="7pt" style:font-weight-asian="normal" style:font-name-complex="Arial" style:font-size-complex="7pt" style:font-weight-complex="normal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font-weight="bold" officeooo:rsid="0005c5fe" style:font-weight-asian="bold" style:font-name-complex="Arial"/>
    </style:style>
    <style:style style:name="T3" style:family="text">
      <style:text-properties officeooo:rsid="00079422"/>
    </style:style>
    <style:style style:name="T4" style:family="text">
      <style:text-properties officeooo:rsid="0007e78b"/>
    </style:style>
    <style:style style:name="T5" style:family="text">
      <style:text-properties officeooo:rsid="00095c2d"/>
    </style:style>
    <style:style style:name="T6" style:family="text">
      <style:text-properties officeooo:rsid="000b39dc"/>
    </style:style>
    <style:style style:name="T7" style:family="text">
      <style:text-properties officeooo:rsid="00178e98"/>
    </style:style>
    <style:style style:name="T8" style:family="text">
      <style:text-properties officeooo:rsid="001951b1"/>
    </style:style>
    <style:style style:name="T9" style:family="text">
      <style:text-properties officeooo:rsid="001f2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column table:style-name="Table1.E"/>
        <table:table-column table:style-name="Table1.D"/>
        <table:table-column table:style-name="Table1.J"/>
        <table:table-column table:style-name="Table1.E"/>
        <table:table-column table:style-name="Table1.D" table:number-columns-repeated="2"/>
        <table:table-column table:style-name="Table1.E"/>
        <table:table-column table:style-name="Table1.D" table:number-columns-repeated="3"/>
        <table:table-column table:style-name="Table1.R"/>
        <table:table-column table:style-name="Table1.D"/>
        <table:table-column table:style-name="Table1.E"/>
        <table:table-column table:style-name="Table1.D" table:number-columns-repeated="3"/>
        <table:table-column table:style-name="Table1.E"/>
        <table:table-column table:style-name="Table1.D" table:number-columns-repeated="2"/>
        <table:table-column table:style-name="Table1.R"/>
        <table:table-column table:style-name="Table1.D" table:number-columns-repeated="2"/>
        <table:table-column table:style-name="Table1.E"/>
        <table:table-column table:style-name="Table1.D" table:number-columns-repeated="2"/>
        <table:table-column table:style-name="Table1.E"/>
        <table:table-column table:style-name="Table1.D"/>
        <table:table-column table:style-name="Table1.J"/>
        <table:table-column table:style-name="Table1.E"/>
        <table:table-column table:style-name="Table1.D" table:number-columns-repeated="2"/>
        <table:table-column table:style-name="Table1.E"/>
        <table:table-column table:style-name="Table1.D" table:number-columns-repeated="3"/>
        <table:table-column table:style-name="Table1.J"/>
        <table:table-row table:style-name="Table1.1">
          <table:table-cell table:style-name="Table1.A1" office:value-type="string">
            <text:p text:style-name="P20">Tätigkeit</text:p>
          </table:table-cell>
          <table:table-cell table:style-name="Table1.A1" office:value-type="string">
            <text:p text:style-name="P18"><text:span text:style-name="T1">Geschätzt</text:span><text:span text:style-name="T2">e</text:span><text:span text:style-name="T1">r Aufwand</text:span></text:p>
            <text:p text:style-name="P20">(h)</text:p>
          </table:table-cell>
          <table:table-cell table:style-name="Table1.A1" office:value-type="string">
            <text:p text:style-name="P19"/>
          </table:table-cell>
          <table:table-cell table:style-name="Table1.A1" table:number-columns-spanned="4" office:value-type="string">
            <text:p text:style-name="P21">06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1">07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1">08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1">13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1">14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1">15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1">16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1">17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1">21.05.2013</text:p>
          </table:table-cell>
          <table:covered-table-cell/>
          <table:covered-table-cell/>
          <table:covered-table-cell/>
          <table:table-cell table:style-name="Table1.n1" table:number-columns-spanned="4" office:value-type="string">
            <text:p text:style-name="P21">22.05.2013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43" office:value-type="string">
            <text:p text:style-name="P8">Planung I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rows-spanned="2" office:value-type="string">
            <text:p text:style-name="P8">Ablauf planen</text:p>
          </table:table-cell>
          <table:table-cell table:style-name="Table1.A3" table:number-rows-spanned="2" office:value-type="string">
            <text:p text:style-name="P14">2h</text:p>
          </table:table-cell>
          <table:table-cell table:style-name="Table1.A3" office:value-type="string">
            <text:p text:style-name="P6">Soll</text:p>
          </table:table-cell>
          <table:table-cell table:style-name="Table1.D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D4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>1. Teil der IPA schreiben</text:p>
          </table:table-cell>
          <table:table-cell table:style-name="Table1.A3" table:number-rows-spanned="2" office:value-type="string">
            <text:p text:style-name="P3"><text:span text:style-name="T5">2</text:span>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D4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>2. Teil Projekt- planung</text:p>
          </table:table-cell>
          <table:table-cell table:style-name="Table1.A3" table:number-rows-spanned="2" office:value-type="string">
            <text:p text:style-name="P3"><text:span text:style-name="T5">2</text:span>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2" table:number-columns-spanned="43" office:value-type="string">
            <text:p text:style-name="P8">Planung Entwickl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rows-spanned="2" office:value-type="string">
            <text:p text:style-name="P8">Aufteilen der Entwicklung in Iterationen</text:p>
          </table:table-cell>
          <table:table-cell table:style-name="Table1.A3" table:number-rows-spanned="2" office:value-type="string">
            <text:p text:style-name="P3"><text:span text:style-name="T5">4</text:span>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2" table:number-columns-spanned="43" office:value-type="string">
            <text:p text:style-name="P7"><text:span text:style-name="T3">Realisierung </text:span><text:span text:style-name="T4">(in jedem folgenden Schritt ist das </text:span><text:span text:style-name="T6">S</text:span><text:span text:style-name="T4">chreiben von Tests eingerechn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rows-spanned="2" office:value-type="string">
            <text:p text:style-name="P8">Applikation initialisieren und Setup machen</text:p>
          </table:table-cell>
          <table:table-cell table:style-name="Table1.A3" table:number-rows-spanned="2" office:value-type="string">
            <text:p text:style-name="P10">2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>Login</text:p>
          </table:table-cell>
          <table:table-cell table:style-name="Table1.A3" table:number-rows-spanned="2" office:value-type="string">
            <text:p text:style-name="P4"><text:span text:style-name="T5">4</text:span>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23"><text:span text:style-name="T7">Resourcen erstellen</text:span></text:p>
          </table:table-cell>
          <table:table-cell table:style-name="Table1.A3" table:number-rows-spanned="2" office:value-type="string">
            <text:p text:style-name="P25"><text:span text:style-name="T9">10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29"/>
          </table:table-cell>
          <table:table-cell table:style-name="Table1.D3" office:value-type="string">
            <text:p text:style-name="P29"/>
          </table:table-cell>
          <table:table-cell table:style-name="Table1.D3" office:value-type="string">
            <text:p text:style-name="P29"/>
          </table:table-cell>
          <table:table-cell table:style-name="Table1.D3" office:value-type="string">
            <text:p text:style-name="P29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23"><text:span text:style-name="T7">Statis ausser SSH impementieren</text:span></text:p>
          </table:table-cell>
          <table:table-cell table:style-name="Table1.A3" table:number-rows-spanned="2" office:value-type="string">
            <text:p text:style-name="P26"><text:span text:style-name="T9">8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29"/>
          </table:table-cell>
          <table:table-cell table:style-name="Table1.E3" office:value-type="string">
            <text:p text:style-name="P29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>Validierungen umsetzen</text:p>
          </table:table-cell>
          <table:table-cell table:style-name="Table1.A3" table:number-rows-spanned="2" office:value-type="string">
            <text:p text:style-name="P24"><text:span text:style-name="T9">4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31"/>
          </table:table-cell>
          <table:table-cell table:style-name="Table1.E3" office:value-type="string">
            <text:p text:style-name="P31"/>
          </table:table-cell>
          <table:table-cell table:style-name="Table1.E3" office:value-type="string">
            <text:p text:style-name="P31"/>
          </table:table-cell>
          <table:table-cell table:style-name="Table1.E3" office:value-type="string">
            <text:p text:style-name="P31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32"><text:span text:style-name="T7">SSH Status umsetzen</text:span></text:p>
          </table:table-cell>
          <table:table-cell table:style-name="Table1.A3" table:number-rows-spanned="2" office:value-type="string">
            <text:p text:style-name="P28"><text:span text:style-name="T9">4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2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16">Polishing <text:span text:style-name="T7">und Refactoring</text:span></text:p>
          </table:table-cell>
          <table:table-cell table:style-name="Table1.A3" table:number-rows-spanned="2" office:value-type="string">
            <text:p text:style-name="P26"><text:span text:style-name="T9">8h</text:span></text:p>
          </table:table-cell>
          <table:table-cell table:style-name="Table1.A3" office:value-type="string">
            <text:p text:style-name="P12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13">Dokumentieren</text:p>
          </table:table-cell>
          <table:table-cell table:style-name="Table1.A3" table:number-rows-spanned="2" office:value-type="string">
            <text:p text:style-name="P14"><text:span text:style-name="T9">18</text:span>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><text:s/></text:p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30"/>
          </table:table-cell>
          <table:table-cell table:style-name="Table1.D4" office:value-type="string">
            <text:p text:style-name="P30"/>
          </table:table-cell>
          <table:table-cell table:style-name="Table1.D4" office:value-type="string">
            <text:p text:style-name="P30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11">Reserve</text:p>
          </table:table-cell>
          <table:table-cell table:style-name="Table1.A3" table:number-rows-spanned="2" office:value-type="string">
            <text:p text:style-name="P14">8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q29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17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/>
          </table:table-cell>
          <table:table-cell table:style-name="Table1.A3" table:number-rows-spanned="2" office:value-type="string">
            <text:p text:style-name="P9"/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5"/>
          </table:table-cell>
          <table:table-cell table:style-name="Table1.A3" table:number-rows-spanned="2" office:value-type="string">
            <text:p text:style-name="P2"/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tsane </meta:initial-creator>
    <meta:creation-date>2013-05-06T08:37:51</meta:creation-date>
    <dc:date>2013-05-16T19:37:46</dc:date>
    <dc:creator>kitsane </dc:creator>
    <meta:editing-duration>PT1H6M</meta:editing-duration>
    <meta:editing-cycles>26</meta:editing-cycles>
    <meta:generator>LibreOffice/4.0.2.2$Linux_x86 LibreOffice_project/400m0$Build-2</meta:generator>
    <meta:printed-by>kitsane </meta:printed-by>
    <meta:print-date>2013-05-06T13:56:13</meta:print-date>
    <meta:document-statistic meta:table-count="1" meta:image-count="0" meta:object-count="0" meta:page-count="1" meta:paragraph-count="73" meta:word-count="110" meta:character-count="663" meta:non-whitespace-character-count="624"/>
  </office:meta>
</office:document-meta>
</file>